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14000000134824AAF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draw:marker-start-width="0.359cm" draw:marker-end-width="0.359cm" draw:fill-color="#cccccc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Fine_20_Dashed" svg:stroke-width="0.081cm" draw:marker-start-width="0.321cm" draw:marker-end-width="0.321cm" svg:stroke-opacity="100%" draw:opacity="40%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3333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tyle="italic" style:font-style-asian="italic" style:font-style-complex="italic"/>
    </style:style>
    <style:style style:name="T1" style:family="text">
      <style:text-properties fo:color="#ff3333"/>
    </style:style>
    <style:style style:name="T2" style:family="text">
      <style:text-properties fo:color="#ff3333" style:text-position="-33%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ircle draw:style-name="gr2" draw:text-style-name="P2" draw:layer="layout" svg:width="8.2cm" svg:height="8.2cm" svg:x="2.8cm" svg:y="7.4cm">
          <text:p/>
        </draw:circle>
        <draw:ellipse draw:style-name="gr3" draw:text-style-name="P2" draw:layer="layout" svg:width="6.4cm" svg:height="6cm" svg:x="3.6cm" svg:y="8.5cm">
          <text:p/>
        </draw:ellipse>
        <draw:path draw:style-name="gr4" draw:text-style-name="P2" draw:layer="layout" svg:width="3.978cm" svg:height="9.199cm" svg:x="15.421cm" svg:y="7cm" svg:viewBox="0 0 3979 9200" svg:d="M379 9200c-1800-4800 3400-9000 3400-9000l200-200">
          <text:p/>
        </draw:path>
        <draw:ellipse draw:style-name="gr5" draw:text-style-name="P2" draw:layer="layout" svg:width="8.8cm" svg:height="2.4cm" draw:transform="rotate (-0.218864288201235) translate (8.861cm 10.56cm)">
          <text:p/>
        </draw:ellipse>
        <draw:line draw:style-name="gr6" draw:text-style-name="P2" draw:layer="layout" svg:x1="12.8cm" svg:y1="12.8cm" svg:x2="13.4cm" svg:y2="10.2cm">
          <text:p/>
        </draw:line>
        <draw:line draw:style-name="gr7" draw:text-style-name="P2" draw:layer="layout" svg:x1="12.2cm" svg:y1="13.8cm" svg:x2="13.6cm" svg:y2="14cm">
          <text:p/>
        </draw:line>
        <draw:line draw:style-name="gr8" draw:text-style-name="P2" draw:layer="layout" svg:x1="17cm" svg:y1="9.6cm" svg:x2="18.4cm" svg:y2="7.9cm">
          <text:p/>
        </draw:line>
        <draw:line draw:style-name="gr8" draw:text-style-name="P2" draw:layer="layout" svg:x1="9.674cm" svg:y1="9.227cm" svg:x2="8.2cm" svg:y2="7.9cm">
          <text:p/>
        </draw:line>
        <draw:frame draw:style-name="gr9" draw:text-style-name="P3" draw:layer="layout" svg:width="2cm" svg:height="1.113cm" svg:x="17.6cm" svg:y="9cm">
          <draw:text-box>
            <text:p><text:span text:style-name="T1">I</text:span><text:span text:style-name="T2">ext</text:span></text:p>
          </draw:text-box>
        </draw:frame>
        <draw:frame draw:style-name="gr9" draw:text-style-name="P3" draw:layer="layout" svg:width="2cm" svg:height="1.113cm" svg:x="9cm" svg:y="6.6cm">
          <draw:text-box>
            <text:p><text:span text:style-name="T1">I</text:span><text:span text:style-name="T2">m</text:span></text:p>
          </draw:text-box>
        </draw:frame>
        <draw:frame draw:style-name="gr10" draw:text-style-name="P4" draw:layer="layout" svg:width="1.2cm" svg:height="0.983cm" svg:x="13.3cm" svg:y="9.6cm">
          <draw:text-box>
            <text:p><text:span text:style-name="T3">n</text:span></text:p>
          </draw:text-box>
        </draw:frame>
        <draw:frame draw:style-name="gr11" draw:text-style-name="P5" draw:layer="layout" svg:width="1cm" svg:height="0.958cm" svg:x="13.6cm" svg:y="12.442cm">
          <draw:text-box>
            <text:p><text:span text:style-name="T4">S</text:span></text:p>
          </draw:text-box>
        </draw:frame>
        <draw:frame draw:style-name="gr11" draw:text-style-name="P5" draw:layer="layout" svg:width="1.8cm" svg:height="0.958cm" svg:x="12.2cm" svg:y="14.2cm">
          <draw:text-box>
            <text:p><text:span text:style-name="T4">C</text:span></text:p>
          </draw:text-box>
        </draw:frame>
        <draw:frame draw:style-name="gr12" draw:layer="layout" svg:width="5cm" svg:height="0.963cm" svg:x="4.4cm" svg:y="16.237cm">
          <draw:text-box>
            <text:p>Matériau étudié</text:p>
          </draw:text-box>
        </draw:frame>
        <draw:frame draw:style-name="gr11" draw:text-style-name="P5" draw:layer="layout" svg:width="1cm" svg:height="0.958cm" svg:x="5.4cm" svg:y="14.442cm">
          <draw:text-box>
            <text:p><text:span text:style-name="T4">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14000000134824AAFF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8-07-24T15:08:13.81</meta:creation-date>
    <meta:editing-duration>PT6H20M32S</meta:editing-duration>
    <meta:editing-cycles>4</meta:editing-cycles>
    <dc:date>2019-05-22T10:44:46.53</dc:date>
    <dc:creator>Mathieu Sarrat</dc:creator>
    <meta:generator>OpenOffice/4.1.6$Win32 OpenOffice.org_project/416m1$Build-9790</meta:generator>
    <meta:document-statistic meta:object-count="48"/>
  </office:meta>
</office:document-meta>
</file>